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55308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00a933"/>
    </style:style>
  </office:automatic-styles>
  <office:body>
    <office:spreadsheet>
      <table:table table:name="Çizelge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1"/>
        <table:table-column table:style-name="co4" table:default-cell-style-name="ce3"/>
        <table:table-column table:style-name="co6" table:default-cell-style-name="ce1"/>
        <table:table-column table:style-name="co2" table:default-cell-style-name="ce9"/>
        <table:table-column table:style-name="co7" table:default-cell-style-name="ce11"/>
        <table:table-row table:style-name="ro1">
          <table:table-cell/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  <table:table-cell table:style-name="Default"/>
        </table:table-row>
        <table:table-row table:style-name="ro1">
          <table:table-cell office:value-type="string" calcext:value-type="string">
            <text:p>Asce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nance</text:p>
          </table:table-cell>
          <table:table-cell table:number-columns-repeated="14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tBay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itfin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thumb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itM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itpan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itstamp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ittr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tcTurk</text:p>
          </table:table-cell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By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ChangellyPro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inbasePro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3m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office:value-type="string" calcext:value-type="string">
            <text:p>30m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4h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8h</text:p>
          </table:table-cell>
          <table:table-cell table:style-name="ce8" office:value-type="string" calcext:value-type="string">
            <text:p>12h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CoinDC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ryp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urrency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EXM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T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3m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office:value-type="string" calcext:value-type="string">
            <text:p>30m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2h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6h</text:p>
          </table:table-cell>
          <table:table-cell table:style-name="ce8" office:value-type="string" calcext:value-type="string">
            <text:p>8h</text:p>
          </table:table-cell>
          <table:table-cell table:style-name="ce8" office:value-type="string" calcext:value-type="string">
            <text:p>12h</text:p>
          </table:table-cell>
          <table:table-cell table:number-columns-repeated="3"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ate.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HitBTC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uob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Kucoin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ME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vaD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KEx</text:p>
          </table:table-cell>
          <table:table-cell table:number-columns-repeated="9" table:style-name="ce7" office:value-type="string" calcext:value-type="string">
            <text:p>X</text:p>
          </table:table-cell>
          <table:table-cell table:style-name="ce8" office:value-type="string" calcext:value-type="string">
            <text:p>8h</text:p>
          </table:table-cell>
          <table:table-cell table:number-columns-repeated="4"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loniex</text:p>
          </table:table-cell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1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Pro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HEROCK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table:style-name="ce8" office:value-type="string" calcext:value-type="string">
            <text:p>12h</text:p>
          </table:table-cell>
          <table:table-cell table:style-name="ce8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im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</table:table-row>
        <table:table-row table:style-name="ro1">
          <table:table-cell office:value-type="string" calcext:value-type="string">
            <text:p>Up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hiteBIT</text:p>
          </table:table-cell>
          <table:table-cell table:number-columns-repeated="14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 style:data-style-name="N2" text:time-value="18:34:11.844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2T21:22:13.415000000</dc:date>
    <meta:editing-duration>PT3H7M30S</meta:editing-duration>
    <meta:editing-cycles>54</meta:editing-cycles>
    <meta:generator>LibreOffice/7.1.5.2$Windows_X86_64 LibreOffice_project/85f04e9f809797b8199d13c421bd8a2b025d52b5</meta:generator>
    <meta:document-statistic meta:table-count="1" meta:cell-count="559" meta:object-count="0"/>
  </office:meta>
</office:document-meta>
</file>